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 Sans" svg:font-family="'Open Sans', arial, sans-serif"/>
    <style:font-face style:name="Verdana1" svg:font-family="Verdana, Arial, Helvetica, sans-serif"/>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mm" fo:margin-right="0mm" fo:margin-top="0mm" fo:margin-bottom="6.35mm" style:contextual-spacing="false" style:line-height-at-least="6.35mm" fo:text-indent="0mm" style:auto-text-indent="false"/>
    </style:style>
    <style:style style:name="P2" style:family="paragraph" style:parent-style-name="Text_20_body">
      <style:paragraph-properties fo:margin-left="0mm" fo:margin-right="0mm" fo:margin-top="0mm" fo:margin-bottom="6.35mm" style:contextual-spacing="false" style:line-height-at-least="6.35mm" fo:text-indent="0mm" style:auto-text-indent="false"/>
      <style:text-properties fo:font-variant="normal" fo:text-transform="none" fo:color="#000000" style:font-name="Verdana" fo:font-size="12pt" fo:letter-spacing="normal" fo:font-style="normal" fo:font-weight="normal"/>
    </style:style>
    <style:style style:name="P3" style:family="paragraph" style:parent-style-name="Text_20_body" style:list-style-name="L1">
      <style:paragraph-properties fo:margin-left="7.94mm" fo:margin-right="0mm" fo:margin-top="0mm" fo:margin-bottom="0mm" style:contextual-spacing="false" style:line-height-at-least="6.35mm" fo:text-indent="0mm" style:auto-text-indent="false" fo:padding="0mm" fo:border="none"/>
      <style:text-properties fo:font-variant="normal" fo:text-transform="none" fo:color="#000000" style:font-name="Verdana" fo:font-size="12pt" fo:letter-spacing="normal" fo:font-style="normal" fo:font-weight="normal"/>
    </style:style>
    <style:style style:name="P4" style:family="paragraph" style:parent-style-name="Text_20_body" style:list-style-name="L4">
      <style:paragraph-properties fo:margin-left="7.94mm" fo:margin-right="0mm" fo:margin-top="0mm" fo:margin-bottom="0mm" style:contextual-spacing="false" style:line-height-at-least="6.35mm" fo:text-indent="0mm" style:auto-text-indent="false" fo:padding="0mm" fo:border="none"/>
      <style:text-properties fo:font-variant="normal" fo:text-transform="none" fo:color="#000000" style:font-name="Verdana" fo:font-size="12pt" fo:letter-spacing="normal" fo:font-style="normal" fo:font-weight="normal"/>
    </style:style>
    <style:style style:name="P5" style:family="paragraph" style:parent-style-name="Text_20_body" style:list-style-name="L1">
      <style:paragraph-properties fo:margin-left="7.94mm" fo:margin-right="0mm" fo:margin-top="0mm" fo:margin-bottom="0mm" style:contextual-spacing="false" style:line-height-at-least="6.35mm" fo:text-indent="0mm" style:auto-text-indent="false" fo:padding="0mm" fo:border="none"/>
    </style:style>
    <style:style style:name="P6" style:family="paragraph" style:parent-style-name="Text_20_body" style:list-style-name="L2">
      <style:paragraph-properties fo:margin-left="7.94mm" fo:margin-right="0mm" fo:margin-top="0mm" fo:margin-bottom="0mm" style:contextual-spacing="false" style:line-height-at-least="6.35mm" fo:text-indent="0mm" style:auto-text-indent="false" fo:padding="0mm" fo:border="none"/>
    </style:style>
    <style:style style:name="P7" style:family="paragraph" style:parent-style-name="Text_20_body" style:list-style-name="L3">
      <style:paragraph-properties fo:margin-left="7.94mm" fo:margin-right="0mm" fo:margin-top="0mm" fo:margin-bottom="0mm" style:contextual-spacing="false" style:line-height-at-least="6.35mm" fo:text-indent="0mm" style:auto-text-indent="false" fo:padding="0mm" fo:border="none"/>
    </style:style>
    <style:style style:name="P8" style:family="paragraph" style:parent-style-name="Text_20_body" style:list-style-name="L4">
      <style:paragraph-properties fo:margin-left="7.94mm" fo:margin-right="0mm" fo:margin-top="0mm" fo:margin-bottom="0mm" style:contextual-spacing="false" style:line-height-at-least="6.35mm" fo:text-indent="0mm" style:auto-text-indent="false" fo:padding="0mm" fo:border="none"/>
    </style:style>
    <style:style style:name="P9" style:family="paragraph" style:parent-style-name="Text_20_body" style:list-style-name="L5">
      <style:paragraph-properties fo:margin-left="5.56mm" fo:margin-right="0mm" fo:margin-top="0mm" fo:margin-bottom="0mm" style:contextual-spacing="false" style:line-height-at-least="6.35mm" fo:text-indent="0mm" style:auto-text-indent="false" fo:padding="0mm" fo:border="none"/>
    </style:style>
    <style:style style:name="P10" style:family="paragraph" style:parent-style-name="Text_20_body" style:list-style-name="L5">
      <style:paragraph-properties fo:margin-left="5.56mm" fo:margin-right="0mm" style:line-height-at-least="6.35mm" fo:text-indent="0mm" style:auto-text-indent="false" fo:padding="0mm" fo:border="none"/>
    </style:style>
    <style:style style:name="P11" style:family="paragraph" style:parent-style-name="Heading_20_3">
      <style:paragraph-properties fo:margin-left="0mm" fo:margin-right="0mm" fo:margin-top="7.14mm" fo:margin-bottom="4.5mm" style:contextual-spacing="false" style:line-height-at-least="7.94mm" fo:text-indent="0mm" style:auto-text-indent="false"/>
    </style:style>
    <style:style style:name="P12" style:family="paragraph" style:parent-style-name="Heading_20_3">
      <style:paragraph-properties fo:margin-left="0mm" fo:margin-right="0mm" fo:margin-top="7.14mm" fo:margin-bottom="4.5mm" style:contextual-spacing="false" style:line-height-at-least="7.94mm" fo:text-indent="0mm" style:auto-text-indent="false"/>
      <style:text-properties fo:font-variant="normal" fo:text-transform="none" fo:color="#000000" style:font-name="Open Sans" fo:font-size="16.5pt" fo:letter-spacing="normal" fo:font-style="normal" fo:font-weight="bold"/>
    </style:style>
    <style:style style:name="P13" style:family="paragraph" style:parent-style-name="Heading_20_2">
      <style:text-properties fo:font-variant="normal" fo:text-transform="none" fo:color="#000000" style:font-name="Open Sans" fo:font-size="20.25pt" fo:font-style="normal" fo:font-weight="bold"/>
    </style:style>
    <style:style style:name="P14" style:family="paragraph" style:parent-style-name="Heading_20_2">
      <style:paragraph-properties fo:margin-left="0mm" fo:margin-right="0mm" fo:margin-top="7.94mm" fo:margin-bottom="5.29mm" style:contextual-spacing="false" style:line-height-at-least="10.05mm" fo:text-indent="0mm" style:auto-text-indent="false"/>
      <style:text-properties fo:font-variant="normal" fo:text-transform="none" fo:color="#000000" style:font-name="Open Sans" fo:font-size="20.25pt" fo:font-style="normal" fo:font-weight="bold"/>
    </style:style>
    <style:style style:name="T1" style:family="text">
      <style:text-properties fo:font-variant="normal" fo:text-transform="none" fo:color="#000000" style:font-name="Verdana" fo:font-size="12pt" fo:letter-spacing="normal" fo:font-style="normal" fo:font-weight="normal"/>
    </style:style>
    <style:style style:name="T2" style:family="text">
      <style:text-properties fo:font-variant="normal" fo:text-transform="none" fo:color="#000000" style:font-name="Verdana" fo:font-size="12pt" fo:letter-spacing="normal" fo:font-style="normal" fo:font-weight="bold"/>
    </style:style>
    <style:style style:name="T3" style:family="text">
      <style:text-properties fo:font-variant="normal" fo:text-transform="none" fo:color="#000000" style:text-line-through-style="none" style:font-name="Verdana" fo:font-size="12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000000" style:font-name="Open Sans" fo:font-size="16.5pt" fo:letter-spacing="normal" fo:font-style="normal" fo:font-weight="bold"/>
    </style:style>
    <style:style style:name="T5" style:family="text">
      <style:text-properties fo:font-variant="normal" fo:text-transform="none" fo:color="#000000" style:font-name="Verdana1" fo:font-size="9pt" fo:letter-spacing="normal" fo:font-style="normal"/>
    </style:style>
    <style:style style:name="T6" style:family="text">
      <style:text-properties fo:font-variant="normal" fo:text-transform="none" fo:color="#000000" style:font-name="Verdana1" fo:font-size="9pt" fo:letter-spacing="normal" fo:font-style="normal" fo:font-weight="normal"/>
    </style:style>
    <style:style style:name="T7" style:family="text">
      <style:text-properties fo:font-variant="normal" fo:text-transform="none" fo:color="#000000" fo:letter-spacing="normal"/>
    </style:style>
    <text:list-style style:name="L1">
      <text:list-level-style-bullet text:level="1" text:style-name="Bullet_20_Symbols" style:num-suffix="." text:bullet-char="•">
        <style:list-level-properties text:space-before="12.47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bullet text:level="1" text:style-name="Bullet_20_Symbols" style:num-suffix="." text:bullet-char="•">
        <style:list-level-properties text:space-before="12.47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
      <text:list-level-style-bullet text:level="1" text:style-name="Bullet_20_Symbols" style:num-suffix="." text:bullet-char="•">
        <style:list-level-properties text:space-before="12.47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space-before="12.47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number text:level="1" text:style-name="Numbering_20_Symbols" style:num-suffix="." style:num-format="1">
        <style:list-level-properties text:space-before="12.47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bookmark text:name="Pendahuluan"/>Pendahuluan</text:h>
      <text:p text:style-name="P1"><text:span text:style-name="T1">Karena Ekaristi adalah Yesus Kristus sendiri, Ekaristi menjadi ‘jantung’ dari iman Katolik. Katekismus Gerja Katolik mengajarkan bahwa Ekaristi adalah “</text:span><text:span text:style-name="Strong_20_Emphasis"><text:span text:style-name="T2">sumber dan puncak seluruh kehidupan Kristiani</text:span></text:span><text:span text:style-name="T1">” (KGK 1324) dan “</text:span><text:span text:style-name="Strong_20_Emphasis"><text:span text:style-name="T2">hakikat dan rangkuman iman</text:span></text:span><text:span text:style-name="T1"> kita” (KGK 1327). Tentu idealnya semua orang Katolik mengetahui hal ini, tetapi sayangnya, kenyataan berbicara lain. Di Amerika, menurut polling pendapat yang diadakan oleh </text:span><text:span text:style-name="Emphasis"><text:span text:style-name="T1">Gallup poll</text:span></text:span><text:span text:style-name="T1"> pada tahun 1992, pengertian ini tidak dimiliki oleh sebagian besar umat Katolik.[</text:span><text:bookmark text:name="identifier_0_169"/><text:a xlink:type="simple" xlink:href="http://katolisitas.org/169/sudahkah-kita-pahami-pengertian-ekaristi#footnote_0_169"><text:span text:style-name="T3">1</text:span></text:a><text:span text:style-name="T1">] Hal yang serupa mungkin pula terjadi di Indonesia.</text:span></text:p>
      <text:p text:style-name="P2">Hasil yang diperoleh cukup menggambarkan bahwa banyak orang Katolik yang tidak tahu dengan persis bahwa Yesus sungguh-sungguh hadir dalam Ekaristi:</text:p>
      <text:list xml:id="list5140251021122577139" text:style-name="L1">
        <text:list-item>
          <text:p text:style-name="P3">30% percaya bahwa mereka sungguh-sungguh dan benar-benar menerima Tubuh, Darah, Jiwa dan ke-Allahan Yesus Kristus dalam rupa roti dan anggur.</text:p>
        </text:list-item>
        <text:list-item>
          <text:p text:style-name="P5"><text:span text:style-name="T1">29% percaya bahwa mereka menerima roti dan anggur yang</text:span><text:span text:style-name="Emphasis"><text:span text:style-name="T1">melambangkan</text:span></text:span><text:span text:style-name="T1"> Tubuh dan Darah Kristus.</text:span></text:p>
        </text:list-item>
        <text:list-item>
          <text:p text:style-name="P5"><text:span text:style-name="T1">10% percaya mereka menerima </text:span><text:span text:style-name="Emphasis"><text:span text:style-name="T1">roti dan anggur</text:span></text:span><text:span text:style-name="T1"> di mana di dalamnya Yesus juga hadir.</text:span></text:p>
        </text:list-item>
        <text:list-item>
          <text:p text:style-name="P5"><text:span text:style-name="T1">24% percaya mereka menerima Tubuh dan Darah Yesus karena </text:span><text:span text:style-name="Emphasis"><text:span text:style-name="T1">iman mereka sendiri</text:span></text:span><text:span text:style-name="T1"> mengatakan demikian.</text:span></text:p>
        </text:list-item>
      </text:list>
      <text:p text:style-name="P1"><text:span text:style-name="T1">Orang yang benar-benar mengerti akan pengajaran Gereja Katolik akan mengetahui bahwa pilihan yang benar itu hanya pilihan pertama, sedangkan pilihan yang lain itu keliru. Sayangnya, </text:span><text:span text:style-name="Strong_20_Emphasis"><text:span text:style-name="T2">hanya 30% umat Katolik yang mengerti akan kebenaran ini</text:span></text:span><text:span text:style-name="T1">; sedangkan 70% yang lain sepertinya ‘bingung’ atau memegang kepercayaan gereja lain yang bukan Katolik. Mari kita bertanya pada diri kita sendiri, termasuk golongan mana kita ini?</text:span></text:p>
      <text:h text:style-name="P14" text:outline-level="2"><text:bookmark text:name="Apa-yang-diajarkan-oleh-Gereja-Katolik-tentang-Ekaristi"/><text:soft-page-break/>Apa yang diajarkan oleh Gereja Katolik tentang Ekaristi?</text:h>
      <text:h text:style-name="P11" text:outline-level="3"><text:bookmark text:name="1-Kehadiran-Yesus-Kristus-yang-real-dan-substansial-di-dalam-Ekaristi"/><text:span text:style-name="T4">1. </text:span><text:span text:style-name="Strong_20_Emphasis"><text:span text:style-name="T4">Kehadiran Yesus Kristus yang real dan substansial di dalam Ekaristi</text:span></text:span></text:h>
      <text:p text:style-name="P1"><text:span text:style-name="T1">Selama kira-kira 2000 tahun, Gereja Katolik selalu mengajarkan bahwa Yesus Kristus sungguh hadir, real dan substansial, di dalam Ekaristi, yaitu Tubuh, Darah, Jiwa dan ke-Allahan-Nya di dalam rupa roti dan anggur (KGK 1374). Pada saat imam selesai mengucapkan doa konsekrasi – “Inilah Tubuh-Ku” dan “Inilah darah-Ku”, Tuhan secara ajaib mengubah roti dan anggur menjadi Tubuh dan Darah-Nya. Kejadian ini disebut sebagai “</text:span><text:span text:style-name="Strong_20_Emphasis"><text:span text:style-name="Emphasis"><text:span text:style-name="T2">transubstansiasi</text:span></text:span></text:span><text:span text:style-name="T1">“, yang mengakibatkan substansi dari roti dan anggur berubah menjadi Tubuh dan Darah Kristus (lih. KGK 1376). Jadi yang tinggal hanyalah rupa roti dan anggur, tetapi substansi roti dan anggur sudah lenyap, digantikan dengan kehadiran Yesus.</text:span></text:p>
      <text:p text:style-name="P1"><text:span text:style-name="Strong_20_Emphasis"><text:span text:style-name="T2">Yesus hadir seutuhnya</text:span></text:span><text:span text:style-name="T1"> di dalam roti itu, bahkan sampai di partikel yang terkecil dan di dalam setiap tetes anggur. Pemecahan roti bukan berarti pemecahan Kristus, sebab kehadiran Kristus utuh, tak berubah dan tak berkurang di dalam setiap partikel. Dengan demikian kita dapat menerima Kristus di dalam rupa roti saja, atau anggur saja, atau kedua bersama-sama (lih. KGK 1390). Dalam setiap hal ini, kita menerima Yesus yang utuh di dalam sakramen.</text:span></text:p>
      <text:p text:style-name="P2">Karena Yesus sungguh-sungguh hadir di dalam Ekaristi, maka kita memberi hormat di depan tabernakel, kita berlutut dan menundukkan diri sebagai tanda penyembahan kepada Tuhan. Itulah sebabnya Gereja memperlakukan Hosti Kudus dengan hormat, dan melakukan prosesi untuk menghormati Hosti suci yang disebut Sakramen Maha Kudus, dan mengadakan adorasi di hadapan-Nya dengan meriah (lih. KGK 1378).</text:p>
      <text:p text:style-name="P2">Kehadiran Kristus di dalam Ekaristi bermula pada waktu konsekrasi dan berlangsung selama rupa roti dan anggur masih ada (KGK 1377), maksudnya pada saat roti dan anggur itu dicerna di dalam tubuh kita dan sudah tidak lagi berbentuk roti, maka itu sudah bukan Yesus. Jadi kira-kira Yesus bertahan dalam diri kita [dalam rupa hosti] selama 15 menit. Sudah selayaknya kita menggunakan waktu itu untuk berdoa menyembah-Nya, karena untuk sesaat <text:soft-page-break/>itu kita sungguh-sungguh menjadi tabernakel Allah yang hidup!</text:p>
      <text:p text:style-name="P1"><text:span text:style-name="Strong_20_Emphasis"><text:span text:style-name="T2">Kristus sendiri yang mengundang kita untuk menyambut Dia dalam Ekaristi</text:span></text:span><text:span text:style-name="T1"> (KGK 1384), dan karena itu kita harus mempersiapkan diri untuk saat yang agung dan kudus ini, dengan melakukan pemeriksaan batin. Karena Ekaristi itu sungguh-sungguh Allah, maka kita tidak boleh menyambutNya dalam keadaan berdosa berat. Untuk menyambut-Nya dengan layak kita harus berada dalam keadaan berdamai dengan Allah. Jika kita sedang dalam keadaan berdosa berat, kita harus menerima pengampunan melalui Sakramen Tobat sebelum kita dapat menyambut Komuni Kudus (KGK 1385).</text:span></text:p>
      <text:h text:style-name="P11" text:outline-level="3"><text:bookmark text:name="2-Keutamaan-Ekaristi-disebabkan-karena-di-dalamnya-terkandung-Kristus-sendiri"/><text:span text:style-name="T4">2. </text:span><text:span text:style-name="Strong_20_Emphasis"><text:span text:style-name="T4">Keutamaan Ekaristi disebabkan karena di dalamnya terkandung Kristus sendiri</text:span></text:span></text:h>
      <text:p text:style-name="P1"><text:span text:style-name="T1">Ekaristi disebut sebagai sumber dan puncak kehidupan Kristiani (LG 11) karena di dalamnya terkandung seluruh kekayaan rohani Gereja, yaitu</text:span><text:span text:style-name="Strong_20_Emphasis"><text:span text:style-name="T2">Kristus</text:span></text:span><text:span text:style-name="T1"> sendiri (KGK 1324). Pada perjamuan terakhir, pada malam sebelum sengsara-Nya, Kristus menetapkan Ekaristi sebagai tanda kenangan yang dipercayakan oleh Kristus kepada mempelai-Nya yaitu Gereja (KGK 1324). Kenangan ini berupa kenangan akan wafat dan kebangkitan Kristus yang disebut sebagai </text:span><text:span text:style-name="Strong_20_Emphasis"><text:span text:style-name="T2">Misteri Paska</text:span></text:span><text:span text:style-name="T1">, yang menjadi puncak kasih Allah yang membawa kita kepada keselamatan (KGK 1067). Keutamaan Misteri Paska dalam rencana Keselamatan Allah mengakibatkan keutamaan Ekaristi, yang menghadirkan Misteri Paska tersebut, di dalam kehidupan Gereja (KGK 1085).</text:span></text:p>
      <text:p text:style-name="P1"><text:span text:style-name="T1">Gereja Katolik mengajarkan bahwa kurban salib Kristus terjadi hanya sekali untuk selama-lamanya (Ibr 9:28). Kristus tidak disalibkan kembali di dalam setiap Misa Kudus, tetapi kurban yang satu dan sama itu dihadirkan kembali oleh kuasa Roh Kudus (KGK 1366). Hal itu dimungkinkan karena Yesus yang mengurbankan Diri adalah Tuhan yang tidak terbatas oleh waktu dan kematian. Kristus telah mengalahkan maut, karenanya Misteri Paska-Nya tidak hanya terbenam sebagai masa lampau, tetapi dapat dihadirkan di masa sekarang (KGK 1085). Karena bagi Tuhan, segala waktu adalah ‘saat ini’, sehingga masa lampau maupun yang akan datang terjadi sebagai ‘saat ini’. Dan kejadian Misteri Paska sebagai ‘saat ini’ itulah yang dihadirkan kembali di dalam Ekaristi, dengan cara yang berbeda, yaitu secara sakramental. Dengan demikian, Ekaristi menjadi </text:span><text:span text:style-name="Strong_20_Emphasis"><text:span text:style-name="T2">kenangan hidup</text:span></text:span><text:span text:style-name="T1"> akan Misteri Paska dan akan segala karya agung yang telah dilakukan oleh Tuhan kepada umat-Nya, dan sekaligus </text:span><text:span text:style-name="Strong_20_Emphasis"><text:span text:style-name="T2">harapan nyata</text:span></text:span><text:span text:style-name="T1"> untuk Perjamuan surgawi di kehidupan kekal (lih. </text:span><text:soft-page-break/><text:span text:style-name="T1">KGK 1362,1364,1340,1402,1405).</text:span></text:p>
      <text:h text:style-name="P11" text:outline-level="3"><text:bookmark text:name="3-Beberapa-nama-Ekaristi-dan-artinya"/><text:span text:style-name="T4">3. </text:span><text:span text:style-name="Strong_20_Emphasis"><text:span text:style-name="T4">Beberapa nama Ekaristi dan artinya</text:span></text:span></text:h>
      <text:p text:style-name="P1"><text:span text:style-name="T1">Ekaristi berasal dari kata ‘</text:span><text:span text:style-name="Emphasis"><text:span text:style-name="T1">eucharistein</text:span></text:span><text:span text:style-name="T1">‘ yang artinya </text:span><text:span text:style-name="Strong_20_Emphasis"><text:span text:style-name="T2">ucapan terima kasih</text:span></text:span><text:span text:style-name="T1">kepada Allah (KGK 1328). Ekaristi adalah kurban pujian dan syukur kepada Allah Bapa, di mana Gereja menyatakan terima kasihnya kepada Allah Bapa untuk segala kebaikan-Nya di dalam segala sesuatu: untuk penciptaan, penebusan oleh Kristus, dan pengudusan. Kurban pujian ini dinaikkan oleh Gereja kepada Bapa melalui Kristus: oleh Kristus, bersama Dia dan untuk diterima di dalam Dia. (KGK 1359-1361)</text:span></text:p>
      <text:p text:style-name="P1"><text:span text:style-name="T1">Ekaristi adalah </text:span><text:span text:style-name="Strong_20_Emphasis"><text:span text:style-name="T2">Perjamuan Tuhan</text:span></text:span><text:span text:style-name="T1">, yang memperingati perjamuan malam yang diadakan oleh Kristus bersama dengan murid-murid-Nya. Perjamuan ini juga merupakan antisipasi perjamuan pernikahan Anak Domba di surga (KGK 1329).</text:span></text:p>
      <text:p text:style-name="P1"><text:span text:style-name="T1">Ekaristi adalah </text:span><text:span text:style-name="Strong_20_Emphasis"><text:span text:style-name="T2">kenangan akan</text:span></text:span><text:span text:style-name="T1"> </text:span><text:span text:style-name="Strong_20_Emphasis"><text:span text:style-name="T2">kesengsaraan dan kebangkitan Tuhan</text:span></text:span><text:span text:style-name="T1">(KGK 1330). Ekaristi diadakan untuk memenuhi perintah Yesus untuk merayakan kenangan akan hidup-Nya, kematian-Nya, kebangkitan-Nya dan akan pembelaan-Nya bagi kita di depan Allah Bapa (KGK 1341).</text:span></text:p>
      <text:p text:style-name="P1"><text:span text:style-name="T1">Ekaristi adalah </text:span><text:span text:style-name="Strong_20_Emphasis"><text:span text:style-name="T2">Kurban kudus</text:span></text:span><text:span text:style-name="T1">, karena ia menghadirkan kurban tunggal Yesus, dan juga kurban penyerahan diri Gereja yang mengambil bagian dalam kurban Yesus, Kepalanya (KGK 1330, 1368). Sebagai kenangan Paska Kristus, Ekaristi menghadirkan dan mempersembahkan secara sakramental kurban Kristus satu-satunya dalam liturgi Gereja (KGK 1362, 1365). Ekaristi menghadirkan kurban salib dan memberikan buah-buahnya yaitu pengampunan dosa (KGK 1366).</text:span></text:p>
      <text:p text:style-name="P1"><text:span text:style-name="T1">Ekaristi adalah </text:span><text:span text:style-name="Strong_20_Emphasis"><text:span text:style-name="T2">Komuni kudus</text:span></text:span><text:span text:style-name="T1">, karena di dalam sakramen ini kita menerima Kristus sendiri (KGK 1382) dan dengan demikian kita menyatukan diri dengan Kristus, yang mengundang kita mengambil bagian di dalam Tubuh dan Darah-Nya, supaya kita membentuk satu Tubuh dengan-Nya (KGK 1331).</text:span></text:p>
      <text:p text:style-name="P1"><text:span text:style-name="T1">Ekaristi dikenal juga dengan </text:span><text:span text:style-name="Strong_20_Emphasis"><text:span text:style-name="T2">Misa kudus</text:span></text:span><text:span text:style-name="T1">, karena perayaan misteri keselamatan ini berakhir dengan pengutusan umat beriman (</text:span><text:span text:style-name="Emphasis"><text:span text:style-name="T1">missio</text:span></text:span><text:span text:style-name="T1">) supaya mereka melaksanakan kehendak Allah dalam kehidupan sehari-hari.</text:span></text:p>
      <text:h text:style-name="P11" text:outline-level="3"><text:bookmark text:name="4-Buah-buah-Ekaristi-Komuni-kudus"/><text:soft-page-break/><text:span text:style-name="T4">4. </text:span><text:span text:style-name="Strong_20_Emphasis"><text:span text:style-name="T4">Buah-buah Ekaristi/ Komuni kudus</text:span></text:span></text:h>
      <text:list xml:id="list7559607669673260697" text:style-name="L2">
        <text:list-item>
          <text:p text:style-name="P6"><text:span text:style-name="T1">Komuni </text:span><text:span text:style-name="Strong_20_Emphasis"><text:span text:style-name="T2">memperdalam persatuan</text:span></text:span><text:span text:style-name="T1"> kita dengan Yesus, hal ini berdasarkan atas perkataan Yesus, “Barangsiapa makan daging-Ku dan minum Darah-Ku, ia tinggal dalam Aku dan Aku di dalam Dia” (KGK 1391).</text:span></text:p>
        </text:list-item>
        <text:list-item>
          <text:p text:style-name="P6"><text:span text:style-name="T1">Komuni </text:span><text:span text:style-name="Strong_20_Emphasis"><text:span text:style-name="T2">memisahkan kita dari dosa</text:span></text:span><text:span text:style-name="T1">, karena dengan mempersatukan kita dengan Kristus kita sekaligus dibersihkan dari dosa yang telah kita lakukan dan melindungi kita dari dosa-dosa yang baru (KGK 1393).</text:span></text:p>
        </text:list-item>
        <text:list-item>
          <text:p text:style-name="P6"><text:span text:style-name="T1">Ekaristi </text:span><text:span text:style-name="Strong_20_Emphasis"><text:span text:style-name="T2">membangun Gereja di dalam kesatuan</text:span></text:span><text:span text:style-name="T1">. Oleh Ekaristi Kristus mempersatukan kita dengan semua umat beriman menjadi satu Tubuh, yaitu Gereja. Ekaristi memperkuat kesatuan dengan Gereja yang telah dimulai pada saat pembaptisan (KGK 1396). Kesatuan dengan Gereja ini mencakup Gereja yang masih berziarah di dunia, Gereja yang sudah jaya di Surga, dan Gereja yang masih dimurnikan di dalam Api Penyucia (lih. KGK 954)</text:span></text:p>
        </text:list-item>
        <text:list-item>
          <text:p text:style-name="P6"><text:span text:style-name="T1">Ekaristi </text:span><text:span text:style-name="Strong_20_Emphasis"><text:span text:style-name="T2">mewajibkan kita terhadap kaum miskin</text:span></text:span><text:span text:style-name="T1">, sebab dengan bersatu dengan Kristus dalam Ekaristi, kita juga mengakui Kristus yang hadir di dalam orang-orang termiskin yang juga menjadi saudara-saudara-Nya (KGK 1397), yang di dalam Dia, menjadi saudara-saudara kita juga.</text:span></text:p>
        </text:list-item>
        <text:list-item>
          <text:p text:style-name="P6"><text:span text:style-name="T1">Ekaristi </text:span><text:span text:style-name="Strong_20_Emphasis"><text:span text:style-name="T2">mendorong kita ke</text:span></text:span><text:span text:style-name="T1"> </text:span><text:span text:style-name="Strong_20_Emphasis"><text:span text:style-name="T2">persatuan umat beriman</text:span></text:span><text:span text:style-name="T1">, sebab Ekaristi, menurut perkataan Santo Agustinus adalah ‘sakramen kasih sayang, tanda kesatuan dan ikatan cinta,’ (KGK 1398) yang seharusnya secara penuh dialami bersama oleh semua orang yang beriman di dalam Kristus.</text:span></text:p>
        </text:list-item>
      </text:list>
      <text:h text:style-name="P14" text:outline-level="2"><text:bookmark text:name="Dasar-pengajaran-tentang-Ekaristi-dari-Alkitab"/>Dasar pengajaran tentang Ekaristi dari Alkitab</text:h>
      <text:h text:style-name="P11" text:outline-level="3"><text:bookmark text:name="1-Perjanjian-Lama"/><text:span text:style-name="T4">1. </text:span><text:span text:style-name="Strong_20_Emphasis"><text:span text:style-name="T4">Perjanjian Lama</text:span></text:span><text:span text:style-name="T4">:</text:span></text:h>
      <text:list xml:id="list8811257941227234484" text:style-name="L3">
        <text:list-item>
          <text:p text:style-name="P7"><text:span text:style-name="Strong_20_Emphasis"><text:span text:style-name="T2">Imam Agung</text:span></text:span><text:span text:style-name="T1"> </text:span><text:span text:style-name="Strong_20_Emphasis"><text:span text:style-name="T2">Melkisedek</text:span></text:span><text:span text:style-name="T1"> mempersembahkan roti dan anggur (Kej 14:18) yang menggambarkan Perjamuan Yesus pada Perjamuan Terakhir. Yesus sendiri dikatakan sebagai Imam Besar menurut peraturan Melkisedek (Ibr 6:20).</text:span></text:p>
        </text:list-item>
        <text:list-item>
          <text:p text:style-name="P7"><text:span text:style-name="Strong_20_Emphasis"><text:span text:style-name="T2">Kurban anak domba Paska</text:span></text:span><text:span text:style-name="T1"> yang menyelamatkan umat Israel merupakan kurban yang dimakan sebagai makanan untuk </text:span><text:soft-page-break/><text:span text:style-name="T1">menguatkan mereka menempuh perjalanan ke Tanah Terjanji (Kej 12:1-20). Hal ini menggambarkan Ekaristi yang merupakan kurban Anak Domba Allah, yaitu Yesus, yang dimakan sebagai makanan untuk menjadi bekal perjalanan kita ke Tanah Terjanji, yaitu surga.</text:span></text:p>
        </text:list-item>
        <text:list-item>
          <text:p text:style-name="P7"><text:span text:style-name="Strong_20_Emphasis"><text:span text:style-name="T2">Roti Manna </text:span></text:span><text:span text:style-name="T1">yang menjadi simbol Ekaristi pada Perjanjian Lama. Yesus sendiri mengatakan bahwa Ia adalah Roti manna yang turun dari surga (lih. Yoh 6:32-51). Seperti halnya bahwa manna menguatkan bangsa Israel sepanjang perjalanan di gurun dan berhenti dicurahkan setelah mereka sampai di Tanah Terjanji; Ekaristi juga diberikan untuk menguatkan kita di perjalanan hidup di dunia, dan berhenti setelah kita sampai di surga.</text:span></text:p>
        </text:list-item>
        <text:list-item>
          <text:p text:style-name="P7"><text:span text:style-name="T1">Pada</text:span><text:span text:style-name="Strong_20_Emphasis"><text:span text:style-name="T1"> </text:span></text:span><text:span text:style-name="Strong_20_Emphasis"><text:span text:style-name="T2">Tabut Perjanjian Lama </text:span></text:span><text:span text:style-name="T1">menggambarkan tabernakel pada gereja Katolik di manapun, yang merujuk pada Ekaristi. </text:span><text:span text:style-name="Strong_20_Emphasis"><text:span text:style-name="T2">Dua loh batu</text:span></text:span><text:span text:style-name="T1"> (Kel 25:16) menggambarkan sabda kehidupan yang terkandung dalam Ekaristi. </text:span><text:span text:style-name="Strong_20_Emphasis"><text:span text:style-name="T2">Manna</text:span></text:span><text:span text:style-name="T1"> (Kel 16:34) menggambarkan Ekaristi sebagai roti hidup yang turun dari surga (Yoh 6:51). </text:span><text:span text:style-name="Strong_20_Emphasis"><text:span text:style-name="T2">Tongkat Harun</text:span></text:span><text:span text:style-name="T1"> (Bil 17: 5) yang menandai imamatnya, menggambarkan peran Imamat kudus dalam Kristus, yaitu tubuhNya. Seperti tongkat Harun yang bertunas, tubuh Yesus yang ditembus oleh tombak mengeluarkan air dan darah yang melambangkan sakramen Pembaptisan dan Ekaristi.[</text:span><text:bookmark text:name="identifier_1_169"/><text:a xlink:type="simple" xlink:href="http://katolisitas.org/169/sudahkah-kita-pahami-pengertian-ekaristi#footnote_1_169"><text:span text:style-name="T3">2</text:span></text:a><text:span text:style-name="T1">]</text:span></text:p>
        </text:list-item>
      </text:list>
      <text:h text:style-name="P11" text:outline-level="3"><text:bookmark text:name="2-Perjanjian-Baru"/><text:span text:style-name="T4">2. </text:span><text:span text:style-name="Strong_20_Emphasis"><text:span text:style-name="T4">Perjanjian Baru</text:span></text:span><text:span text:style-name="T4">:</text:span></text:h>
      <text:p text:style-name="P2">Yesus sungguh-sungguh hadir di dalam Ekaristi, seperti dinyatakan:</text:p>
      <text:list xml:id="list7461855072246525117" text:style-name="L4">
        <text:list-item>
          <text:p text:style-name="P8"><text:span text:style-name="T1">Pada </text:span><text:span text:style-name="Strong_20_Emphasis"><text:span text:style-name="T2">Perjamuan Terakhir</text:span></text:span><text:span text:style-name="T1"> Yesus memerintahkan murid-murid-Nya untuk mengenangkan Dia dengan merayakan perjamuan tersebut. Yesus berkata, “Inilah Tubuh-Ku… (bukan ini </text:span><text:span text:style-name="Emphasis"><text:span text:style-name="T1">melambangkan</text:span></text:span><text:span text:style-name="T1"> Tubuh-Ku)… (lih Mat 26:26-28; Mrk 14:22-24; Luk 22:15-20).”</text:span></text:p>
        </text:list-item>
        <text:list-item>
          <text:p text:style-name="P8"><text:span text:style-name="T1">Yesus mengatakan sendiri bahwa Ia adalah “</text:span><text:span text:style-name="Strong_20_Emphasis"><text:span text:style-name="T2">Roti hidup</text:span></text:span><text:span text:style-name="T1"> yang turun dari surga. Jikalau seorang </text:span><text:span text:style-name="Strong_20_Emphasis"><text:span text:style-name="T2">makan</text:span></text:span><text:span text:style-name="T1"> dari roti ini, dia akan hidup selama-lamanya; dan roti yang Ku-berikan itu ialah daging-Ku yang Kuberikan untuk hidup dunia (Yoh 6:35, 51).</text:span></text:p>
        </text:list-item>
        <text:list-item>
          <text:p text:style-name="P8"><text:span text:style-name="T1">Pengajaran ini diberikan setelah Yesus mengadakan mukjizat pergandaan roti, yaitu mukjizat yang ditulis di dalam ke-empat Injil (Mat 14:13-21; Mrk 6:32-44; Luk 9:10-17; Yoh 6:1-15). Lima roti yang sama yang dibagikan oleh para rasul dapat memberi makan 5000 orang, dengan sisa 12 keranjang. Ini menggambarkan </text:span><text:span text:style-name="Strong_20_Emphasis"><text:span text:style-name="T2">Yesus yang satu dan sama</text:span></text:span><text:span text:style-name="T1"> hadir dalam Ekaristi, dapat dibagikan kepada semua orang, tanpa Dia sendiri menjadi terbagi-bagi atau berkurang/ </text:span><text:soft-page-break/><text:span text:style-name="T1">hilang.</text:span></text:p>
        </text:list-item>
        <text:list-item>
          <text:p text:style-name="P8"><text:span text:style-name="T1">Yesus berkata bahwa </text:span><text:span text:style-name="Strong_20_Emphasis"><text:span text:style-name="T2">Ia lebih tinggi nilainya dari pada manna</text:span></text:span><text:span text:style-name="T1"> yang diberikan kepada orang Israel di gurun. Padahal mukjizat manna adalah suatu mukjizat yang besar, setiap harinya berjuta orang Israel menerima 1 omer (1.1 liter) roti manna per orang, sehingga tiap harinya ada beberapa ratus ton roti manna tercurah dari langit, selama 40 tahun.[</text:span><text:bookmark text:name="identifier_2_169"/><text:a xlink:type="simple" xlink:href="http://katolisitas.org/169/sudahkah-kita-pahami-pengertian-ekaristi#footnote_2_169"><text:span text:style-name="T3">3</text:span></text:a><text:span text:style-name="T1">] Yesus mengatakan bahwa mukjizat-Nya lebih hebat daripada mukjizat manna ini, sehingga kita dapat menyimpulkan bahwa di dalam Ekaristi, roti dapat sungguh-sungguh diubah Yesus menjadi diri-Nya sendiri, seperti yang dikatakan-Nya.</text:span></text:p>
        </text:list-item>
        <text:list-item>
          <text:p text:style-name="P8"><text:span text:style-name="T1">Orang-orang yang mendengarkan pengajaran </text:span><text:span text:style-name="Strong_20_Emphasis"><text:span text:style-name="T1">‘</text:span></text:span><text:span text:style-name="Strong_20_Emphasis"><text:span text:style-name="T2">Roti Hidup’</text:span></text:span><text:span text:style-name="T1"> ini memahami bahwa Yesus mengajarkan sesuatu yang </text:span><text:span text:style-name="Strong_20_Emphasis"><text:span text:style-name="T2">literal</text:span></text:span><text:span text:style-name="T1"> (tidak figuratif/ simbolis), sehingga mereka meninggalkan Yesus sambil berkata, “Bagaimana Ia ini dapat memberikan daging-Nya untuk dimakan” (Yoh 6:52)</text:span></text:p>
        </text:list-item>
        <text:list-item>
          <text:p text:style-name="P8"><text:span text:style-name="T1">Yesus menggunakan gaya bahasa yang kuat untuk menjelaskan arti literal pengajaran ini dengan </text:span><text:span text:style-name="Strong_20_Emphasis"><text:span text:style-name="T2">mengulangi</text:span></text:span><text:span text:style-name="T1"> pengajaran ini sampai </text:span><text:span text:style-name="Strong_20_Emphasis"><text:span text:style-name="T2">6 kali di dalam 6 ayat</text:span></text:span><text:span text:style-name="T1"> (ay. 53-58),… jikalau kamu tidak makan daging Anak Manusia dan minum darah-Nya, kamu tidak mempunyai hidup di dalam dirimu (Yoh 6:53); Sebab daging-Ku adalah benar-benar makanan dan darah-Ku adalah benar-benar minuman (Yoh 6:55). Ini adalah gaya bahasa yang bukan kiasan/ simbolis!</text:span></text:p>
        </text:list-item>
        <text:list-item>
          <text:p text:style-name="P8"><text:span text:style-name="T1">Banyak murid tidak dapat menerima pengajaran ini, dan meninggalkan Yesus (ay.66), tetapi </text:span><text:span text:style-name="Strong_20_Emphasis"><text:span text:style-name="T2">Yesus tidak menarik kembali pengajaran-Nya tentang diri-Nya sebagai “Roti Hidup”</text:span></text:span><text:span text:style-name="T1">. Dia tidak mengatakan bahwa Dia hanya berkata secara figuratif/simbolis. Pada beberapa kesempatan, jika Ia berbicara secara figuratif, Yesus menerangkan kembali maksud perkataan-Nya pada para murid-Nya yang mengartikannya secara literal. (Contohnya pada Yoh 4:31-34, Yesus menjelaskan bahwa ‘makanan-Nya yang tidak mereka kenal’ adalah melakukan kehendak Bapa yang mengutus-Nya. Atau pada Mat 16:5-12; tentang ragi orang-orang Farisi dan Saduki, maksudnya adalah bukan ragi secara literal, tetapi pengajaran mereka)[</text:span><text:bookmark text:name="identifier_3_169"/><text:a xlink:type="simple" xlink:href="http://katolisitas.org/169/sudahkah-kita-pahami-pengertian-ekaristi#footnote_3_169"><text:span text:style-name="T3">4</text:span></text:a><text:span text:style-name="T1">]</text:span></text:p>
        </text:list-item>
        <text:list-item>
          <text:p text:style-name="P8"><text:span text:style-name="T1">Setelah banyak yang meninggalkan Dia karena pengajaran ini, Yesus bahkan bertanya kepada ke dua-belas rasulNya, “</text:span><text:span text:style-name="Strong_20_Emphasis"><text:span text:style-name="T2">Apakah kamu tidak mau pergi juga</text:span></text:span><text:span text:style-name="T1">?”(Yoh 6:67). Namun Petrus menjawab, “Tuhan kepada siapakah kami akan pergi? Perkataan-Mu adalah perkataan hidup yang kekal (Yoh 6:69). Pertanyaan yang sama ditujukan pada kita, apakah kita mau percaya akan pengajaran ini </text:span><text:soft-page-break/><text:span text:style-name="T1">seperti Petrus, ataukah kita seperti murid-murid lain yang meninggalkan Dia?</text:span></text:p>
        </text:list-item>
        <text:list-item>
          <text:p text:style-name="P4">Rasul Paulus mengingatkan jemaat agar tidak menerima Ekaristi secara tidak layak, supaya tidak berdosa terhadap Tubuh dan Darah Tuhan (1 Kor 11:27). Rasul Paulus juga menambahkan, jika seseorang makan dan minum tanpa mengakui Tubuh Tuhan, ia mendatangkan hukuman atas dirinya sendiri (1 Kor 11:28-29). Pengajaran ini tidak masuk di akal, jika kehadiran Yesus dalam Ekaristi hanya simbolis belaka. Kesimpulannya, St. Paulus jelas mengajarkan bahwa Yesus sungguh-sungguh hadir di dalam Ekaristi.</text:p>
        </text:list-item>
      </text:list>
      <text:h text:style-name="P12" text:outline-level="3"><text:bookmark text:name="3-Bukti-dari-para-Bapa-Gereja-di-abad-awal"/>3. Bukti dari para Bapa Gereja di abad awal</text:h>
      <text:p text:style-name="P2">Tulisan para Bapa Gereja di abad awal merupakan bukti yang sangat penting tentang ‘keaslian’ pengajaran tentang Ekaristi. Para Bapa Gereja merupakan saksi yang menjamin keaslian pengajaran Alkitab, karena mereka sungguh-sungguh menyaksikan para rasul mengajar dan menuliskan Injil, seperti Rasul Matius, Yohanes dan St. Paulus menuliskan surat-suratnya. Melalui tulisan-tulisan mereka, kita mengetahui Tradisi Suci para Rasul, seperti Kehadiran Yesus dalam Ekaristi, Misa Kudus, kepemimpinan Rasul Petrus, devosi kepada Maria, Api penyucian, dll. Semua pengajaran ini adalah pengajaran yang diteruskan oleh Gereja Katolik. Berikut ini adalah para Bapa Gereja yang mengajarkan tentang kehadiran Yesus di dalam Ekaristi:</text:p>
      <text:list xml:id="list943342354462046526" text:style-name="L5">
        <text:list-item>
          <text:p text:style-name="P9"><text:span text:style-name="Strong_20_Emphasis"><text:span text:style-name="T2">Ignatius dari Antiokhia</text:span></text:span><text:span text:style-name="T1">, murid dan pembantu Rasul Yohanes, uskup ke-3 di Antiokhia. Tahun 110 ia menulis 7 surat kepada gereja-gereja sebelum kematiannya sebagai martir di Roma. Pada suratnya ke gereja di Smyrna, St. Ignatius menyebutkan bahwa mereka yang tidak percaya kepada ‘Kehadiran Yesus di dalam Ekaristi’ adalah sesat (‘</text:span><text:span text:style-name="Emphasis"><text:span text:style-name="T1">heretics</text:span></text:span><text:span text:style-name="T1">‘).[</text:span><text:bookmark text:name="identifier_4_169"/><text:a xlink:type="simple" xlink:href="http://katolisitas.org/169/sudahkah-kita-pahami-pengertian-ekaristi#footnote_4_169"><text:span text:style-name="T3">5</text:span></text:a><text:span text:style-name="T1">] Kepada gereja di Roma, St. Ignatius menuliskan imannya tentang Ekaristi yang sungguh-sungguh adalah Tubuh dan Darah Yesus.[</text:span><text:bookmark text:name="identifier_5_169"/><text:a xlink:type="simple" xlink:href="http://katolisitas.org/169/sudahkah-kita-pahami-pengertian-ekaristi#footnote_5_169"><text:span text:style-name="T3">6</text:span></text:a><text:span text:style-name="T1">]</text:span></text:p>
        </text:list-item>
        <text:list-item>
          <text:p text:style-name="P9"><text:span text:style-name="Strong_20_Emphasis"><text:span text:style-name="T2">St. Yustinus Martir, </text:span></text:span><text:span text:style-name="T1">pengikut Kristus pada tahun 130, yang mendapat pengajaran dari Rasul Yohanes, seorang </text:span><text:span text:style-name="Emphasis"><text:span text:style-name="T1">Apologist</text:span></text:span><text:span text:style-name="T1"> yang terkenal di abad ke-2. Pada tulisannya kepada Emperor di Roma, yaitu “</text:span><text:span text:style-name="Emphasis"><text:span text:style-name="T1">Apology</text:span></text:span><text:span text:style-name="T1">” pada tahun 150, St. Yustinus juga menjelaskan kebenaran pengajaran tentang kehadiran Yesus di dalam Ekaristi.[</text:span><text:bookmark text:name="identifier_6_169"/><text:a xlink:type="simple" xlink:href="http://katolisitas.org/169/sudahkah-kita-pahami-pengertian-ekaristi#footnote_6_169"><text:span text:style-name="T3">7</text:span></text:a><text:span text:style-name="T1">]</text:span></text:p>
        </text:list-item>
        <text:list-item>
          <text:p text:style-name="P9"><text:span text:style-name="Strong_20_Emphasis"><text:span text:style-name="T2">St. Irenaeus, </text:span></text:span><text:span text:style-name="T1">uskup Lyons, hidup tahun 140-202. Ia murid St. Polycarpus yang adalah murid Rasul Yohanes. Dengan menuliskan bukunya yang terkenal, “</text:span><text:span text:style-name="Emphasis"><text:span text:style-name="T1">Against Heresies</text:span></text:span><text:span text:style-name="T1">” (195), ia menghancurkan </text:span><text:soft-page-break/><text:span text:style-name="T1">pandangan sesat yang bertentangan dengan kepercayaan Gereja yang dipegang oleh para rasul.[</text:span><text:bookmark text:name="identifier_7_169"/><text:a xlink:type="simple" xlink:href="http://katolisitas.org/169/sudahkah-kita-pahami-pengertian-ekaristi#footnote_7_169"><text:span text:style-name="T3">8</text:span></text:a><text:span text:style-name="T1">]</text:span></text:p>
        </text:list-item>
        <text:list-item>
          <text:p text:style-name="P9"><text:span text:style-name="Strong_20_Emphasis"><text:span text:style-name="T2">St. Cyril dari Yerusalem, </text:span></text:span><text:span text:style-name="T1">pada tahun 350 mengajarkan agar kita sebagai pengikut Kristus percaya sepenuhnya akan kehadiran Yesus di dalam Ekaristi, sebab Yesus sendiri yang mengatakannya[</text:span><text:bookmark text:name="identifier_8_169"/><text:a xlink:type="simple" xlink:href="http://katolisitas.org/169/sudahkah-kita-pahami-pengertian-ekaristi#footnote_8_169"><text:span text:style-name="T3">9</text:span></text:a><text:span text:style-name="T1">]</text:span></text:p>
        </text:list-item>
        <text:list-item>
          <text:p text:style-name="P10"><text:span text:style-name="Strong_20_Emphasis"><text:span text:style-name="T2">St. Hilary, </text:span></text:span><text:span text:style-name="T1">uskup Poitiers, Perancis, tahun 315-367. Dengan karyanya, “</text:span><text:span text:style-name="Emphasis"><text:span text:style-name="T1">On the Trinity</text:span></text:span><text:span text:style-name="T1">” (356), St. Hilary mengajarkan kehadiran Kristus dalam Ekaristi yang kita terima menjadikan kita tinggal di dalam Kristus dan Kristus di dalam kita.[</text:span><text:bookmark text:name="identifier_9_169"/><text:a xlink:type="simple" xlink:href="http://katolisitas.org/169/sudahkah-kita-pahami-pengertian-ekaristi#footnote_9_169"><text:span text:style-name="T3">10</text:span></text:a><text:span text:style-name="T1">]</text:span></text:p>
        </text:list-item>
      </text:list>
      <text:p text:style-name="P2">Para Bapa Gereja ini membuktikan bahwa jemaat Kristen awal percaya akan Kehadiran Yesus di dalam Ekaristi. Perhatikanlah bahwa St. Ignatius adalah murid Rasul Yohanes, sedangkan St. Yustinus Martir dan St. Irenaeus belajar langsung dari murid-murid Rasul Yohanes. Mereka semua mendapat pengajaran dari Rasul Yohanes yang menulis tentang Yesus sebagai “Roti Hidup” (Yoh 6). Siapa yang dapat mengatakan bahwa ia lebih memahami pengajaran Yesus tentang ‘Roti Hidup’ ini dari pada mereka yang mendengar langsung/ murid dari Rasul Yohanes?</text:p>
      <text:h text:style-name="P14" text:outline-level="2"><text:bookmark text:name="Kesimpulan"/>Kesimpulan</text:h>
      <text:p text:style-name="P1"><text:span text:style-name="T1">Jika kita dengan hati terbuka mempelajari Alkitab, dan tulisan para Bapa Gereja, kita akan melihat bahwa kenyataan menunjukkan bukti yang kuat yang mendasari pengajaran Gereja Katolik tentang </text:span><text:span text:style-name="Strong_20_Emphasis"><text:span text:style-name="T2">Kehadiran Yesus secara real dan substansial di dalam Ekaristi</text:span></text:span><text:span text:style-name="T1">. Yesus sendiri hadir di dalam Ekaristi, di dalam rupa roti dan anggur, dan sudah menjadi kehendak-Nya agar kita mengenangkan Dia melalui perjamuan ini, agar kita dapat mengambil bagian di dalam Misteri Paska-Nya yang mendatangkan keselamatan bagi dunia. Ekaristi adalah cara yang dipilih Yesus agar kita dapat tinggal di dalam Dia dan Dia di dalam kita. Percaya penuh akan kehadiran-Nya di dalam Ekaristi dan menerima Ekaristi dengan sikap yang benar merupakan bentuk perwujudan iman dan kasih kita kepada Tuhan yang terlebih dahulu mengasihi kita sampai wafat di salib. Mari kita menerima dengan hati terbuka, cara Yesus mengasihi kita di dalam Ekaristi. Mari kita berdoa, agar makin hari kita makin dapat menghayati kasih-Nya yang tak terbatas, yang tercurah pada kita melalui Sakramen yang Maha Kudus ini…</text:span></text:p>
      <text:p text:style-name="Standard"/>
      <text:p text:style-name="Standard"><text:span text:style-name="T6">--Mari ber-Ekaristi dengan baik dan benar--- Agar diperhatikan: </text:span><text:line-break/><text:span text:style-name="T6">by Gereja Katolik on Monday, September 27, 2010 at 4:12am </text:span><text:line-break/><text:soft-page-break/><text:line-break/><text:span text:style-name="T5">1. Masuk ke Gereja membuat tanda salib</text:span><text:span text:style-name="T6">. Jgn buru2, tetapi hayatilah dan syukurilah bahwa karena rahmat Baptis anda bisa bergabung ke dlm persekutuan Gereja. Jgn membiasakan memberi air suci pada orang lain dgn mengulurkan jari anda. Ketika anda dibaptis anda dipanggil dgn nama pribadi anda, berarti sgt personal, maka tanda salib jgn dibuat dgn asal2an </text:span><text:line-break/><text:line-break/><text:span text:style-name="T5">2. Perayaan Ekaristi/ Misa Kudus adalah rangkaian doa.</text:span><text:span text:style-name="T7"> </text:span><text:span text:style-name="T6">Maka tanda salib hanya dilakukan pada AWAL dan AKHIR MISA KUDUS saja yaitu ketika imam memulai dan mengakhiri misa. Jangan buat tanda salib banyak2. Tanda Salib disini menunjuk pada tanda salib biasa dan bukan penandaan dahi, bibir, dan dada dengan salib yg tetap harus dilakukan saan bacaan injil. </text:span><text:line-break/><text:line-break/><text:span text:style-name="T5">3. Ketika doa pembuka, sampaikanlah ujud pribadi anda dalam hati, singkat saja sambil mengaminkan doa yg dibawakan imam.</text:span><text:span text:style-name="T7"> </text:span><text:span text:style-name="T6">Tuhan sudah tahu masalah anda jadi tidak perlu bertele-tele. Pada zaman dahulu, kesempatan ini diisi dgn doa spontan oleh umat yg hadir, yg akhirnya ditutup oleh imam.(Kesempatan lain yg bisa dilakukan untuk menyampaikan ujud pribadi adalah ketika doa umat, pada waktu yg disediakan). </text:span><text:line-break/><text:line-break/><text:span text:style-name="T5">4. Tanda salib yg dibuat sebaiknya tanda salib besar, yaitu dgn menyentuh pusar (sebagai lambang inkarnasi Kristus). </text:span><text:span text:style-name="T6">Tidak membuat tanda salib ketika imam memberi absolusi umum ("...semoga Alah mengasihani kita...dst.."), karena yg kita ikuti adalah Misa Kudus bukan Sakramen Tobat. Tidak salah membuat tanda salib dengan menyentuh dada ketika berkata "Putra".</text:span><text:line-break/><text:line-break/><text:span text:style-name="T5">5. Berlutut sebelum duduk, jgn asal2an, jgn hanya membungkuk, kecuali terpaksa. </text:span><text:span text:style-name="T6">Yang ada di depan anda adalah Kristus sebenar2nya dalam rupa Hosti di Tabernakel. Ingatlah sejenak juga akan inkarnasi Kristus. Hosti dalam Tabernakel, bisa diasosiasikan dgn Kristus dalam rahim Maria. TENTANG PAKAIAN YANG PANTAS untuk menghadap Pencipta anda sendiri yg ada secara fisik di hadapan anda, anda pasti bisa memilihnya bukan? </text:span><text:line-break/><text:span text:style-name="T6">SEBERAPA SOPAN ANDA BERPAKAIAN MENCERMINKAN SEBERAPA TINGGI PENGHORMATAN ANDA AKAN KRISTUS DALAM TABERNAKEL </text:span><text:line-break/><text:line-break/><text:span text:style-name="T5">6. Nyanyikanlah Tuhan Kasihanilah kami dan Kemuliaan dengan penuh hormat. </text:span><text:span text:style-name="T6">Harap diingat bahwa Kemuliaan adalah kidung malaikat di padang Efrata ketika kelahiran Kristus. Jadi, mohon dinyanyikan dengan penuh sukacita dan hormat </text:span><text:line-break/><text:line-break/><text:span text:style-name="T5">7. Bacaan kitab suci yg dibacakan dr ambo (mimbar) adalah waktu Allah berbicara dan kita mendengarkan, yaitu menyimak dengan penuh perhatian. </text:span><text:span text:style-name="T6">Jika paroki anda menyediakan teks misa, anda lebih baik membaca kutipan bacaan sebelum misa dimulai. TATAP lektor/imamnya karena Allah sedang berbicara pada anda.Komunikasi yg baik dalam percakapan adalah SALING MENATAP bukan? PEMBACAAN INJIL -dan bukannya homili - adalah PUNCAK LITURGI SABDA. Harap diingat, suara yg anda dengar adalah Suara Kristus sendiri karena imam bertindak IN PERSONA CHRISTI (mewakili Kristus sepenuh-penuhnya) </text:span><text:line-break/><text:line-break/><text:span text:style-name="T5">8. Mohon menyanyikan KUDUS dengan sepenuh hati, dengan keagungan, jangan asal2an.</text:span><text:span text:style-name="T6">Dikarenakan bahwa ketika menyanyikan/mengucapkan KUDUS kita bergabung dengan seluruh penghuni surga yang memuji Allah tak henti. </text:span><text:line-break/><text:line-break/><text:span text:style-name="T5">9. Ketika konsekrasi (Inilah TubuhKU, Inilah DarahKu atau ketika Hosti diangkat dan Piala diangkat) anda boleh mengangkat kedua tangan yg terkatup seperti ritus ibadat di pura Hindu, NAMUN SEBENARNYA berlutut sudah merupakan ungkapan PENYEMBAHAN.</text:span><text:span text:style-name="T6">Yang terpenting ketika konsekrasi adalah anda harus menatapNya. Harap diingat, Suara yg anda dengar (Inilah TubuhKU, Inilah darahKU, adalah Suara Kristus sendiri. Lagi, hal ini dikarenakan Imam bertindak IN PERSONA CHRISTI. Jadi? Tataplah Hosti dan Piala itu dgn penuh hormat, yakinkan pada diri anda kalau itu adalah Kristus sendiri, bukannya sibuk dengan permohonan dalam hati. </text:span><text:line-break/><text:line-break/><text:span text:style-name="T5">10. Ketika imam mengucapkan/menyanyikan : "Dengan perantaraan Kristus, bersama dia, dan dalam Dia...dst..." IKUTILAH DALAM HATI. TATAPLAH HOSTI DAN PIALA YG DIANGKAT.</text:span><text:span text:style-name="T7"> </text:span><text:span text:style-name="T6">Ketika "AMIN" dinyanyikan (dlm bahasa inggris disebut THE GREAT AMEN"). Mohon dinyanyikan dengan sepenuh hati, dengan suara terindah yg anda miliki. Dikarenakan bahwa THE GREAT AMEN ini adalah PUNCAK LITURGI EKARISTI. </text:span><text:line-break/><text:line-break/><text:span text:style-name="T5">11. Jangan menadahkan tangan seperti imam, pada waktu berdoa atau menyanyikan Bapa Kami.</text:span><text:span text:style-name="T7"> </text:span><text:span text:style-name="T6">Dikarenakan imam sedang berdoa atas nama Gereja atau IN PERSONA ECCLESIA. Sikap yg benar </text:span><text:soft-page-break/><text:span text:style-name="T6">adalah mengatupkan tangan, tanda berdoa. Hayatilah doa Bapa Kami. Sadarilah bahwa "rezeki" yg anda minta itu terutama adalah "Roti Hidup" dalam Ekaristi. (dlm bahasa aslinya (Aram), doa Bapa Kami menggunakan kata "roti" bukan rezeki. Pun,dalam bahasa latin digunakan kata "PANEM" yg berarti roti.) </text:span><text:line-break/><text:line-break/><text:span text:style-name="T5">12. TIDAK MENGUCAPKAN DOA PRESIDENSIAL (yg boleh diucapkan oleh imam saja) doa: "..jgn perhitungkan dosa kami tetapi perhatikanlah iman GerejaMu" </text:span><text:span text:style-name="T6">Jika Imam mengucapkan "marilah kita mohon damai Tuhan" dsb sebelum doa ini, bukan berarti kita harus ikut mengucapkan doa ini. Ucapkan dalam hati saja KEMUDIAN DIAMINKAN DENGAN IMAN. </text:span><text:line-break/><text:line-break/><text:span text:style-name="T5">13. Ketika menerima komuni, TATAPLAH terlebih dahulu hosti yg diangkat sebelum ditaruh di tangan anda. AMIN HARUS DIUCAPKAN DENGAN PENUH IMAN.</text:span><text:span text:style-name="T7"> </text:span><text:line-break/><text:line-break/><text:span text:style-name="T5">14. Tidak perlu ikut menghormat ketika imam menghormati Tabernakel dan altar(juga pada waktu awal misa). Tidak masalah jika anda tetap melakukannya karena merupakan kebiasaaan yg saleh.</text:span><text:span text:style-name="T7"> </text:span><text:span text:style-name="T6">Namun kalau anda menghadiri misa di luar negeri, jangan kaget kalau di negara tertentu praktik ini tidak dilakukan. </text:span><text:line-break/><text:line-break/><text:span text:style-name="T6">15. Tanda salib pada saat keluar Gereja, sebenarnya tidak perlu dilakukan. Tanda salib sebelum anda masuk sebenarnya kurang lebih berfungsi seperti wudhu, yaitu untuk menyucikan (dan mengingatkan akan Baptis). Ketika anda selesai misa, Kristus yang Maha Suci sudah masuk dalam tubuh anda, tidak diperlukan lagi sarana penyucian lain. Namun demikian, tidak ada salahnya kalau dilakukan, asal jgn karena latah, namun harus disertai kesadaran iman, bahwa anda kini diutus untuk mewartakan karya salib Kristus lewat perkataan dan perbuatan. </text:span><text:line-break/><text:line-break/><text:span text:style-name="T6">Anda harus menjadi contoh bagi orang lain. Jangan takut untuk mensosialisasikan hal2 di atas pada siapa saja yg menghadiri misa bersama anda. </text:span><text:line-break/><text:line-break/><text:span text:style-name="T6">Tambahan : </text:span><text:line-break/><text:span text:style-name="T6">Info ini BUKAN TPE BARU. TPE yg berlaku tetap TPE 2005. Info ini hanya merupakan hasil olahan setelah penulis mengikuti rekoleksi liturgi di salah satu paroki di KAJ oleh komisi liturgi KWI yg pastinya juga berdasarkan TPE 2005. Coba perhatikan dengan seksama bahwa sama sekali tidak ada yg berubah. Yang ditulis di atas lebih ke arah praktikal, terutama bagaimana sebenarnya menghayati apa yg kita lakukan atau katakan atau nyanyikan setiap kali kita menghadiri Misa. </text:span><text:line-break/><text:line-break/><text:span text:style-name="T6">Sampaikan dengan sopan pada saudara dari persekutuan gerejawi lain (Protestan) agar mereka tidak ikut mengambil komuni, namun boleh menerima berkat seperti katekumen yaitu dengan menyilangkan tangan di depan dada, sehingga yang memberikan komuni tahu bahwa dia bukanlah seorang katolik. Walaupun mereka tergabung dalam semacam persekutuan dengan Gereja Katolik berkat Sakramen Baptis, namun komuni hanya diperuntukkan bagi mereka yg berada dalam persekutuan penuh dengan Uskup Roma (Paus sebagai penerus Petrus), dengan kata lain komuni hanya eksklusif untuk umat Katolik. </text:span><text:line-break/><text:line-break/><text:span text:style-name="T6">Tambahan bagi perempuan katolik: Jangan merasa terhalang menerima komuni jika anda sedang mengalami datang bulan. Tuhan Yesus tidak mempermasalahkan sesuatu yg manusiawi. Konsep terhalang karena datang bulan hanya ada di tetangga sebera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 Sans" svg:font-family="'Open Sans', arial, sans-serif"/>
    <style:font-face style:name="Verdana1" svg:font-family="Verdana, Arial, Helvetica, sans-serif"/>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7.41mm" style:writing-mode="page"/>
      <style:text-properties style:use-window-font-color="true" style:font-name="Liberation Serif" fo:font-size="12pt" fo:language="id" fo:country="ID"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09:36:39.268011276</meta:creation-date>
    <dc:date>2015-02-04T09:51:46.238172501</dc:date>
    <meta:editing-duration>PT51S</meta:editing-duration>
    <meta:editing-cycles>1</meta:editing-cycles>
    <meta:document-statistic meta:table-count="0" meta:image-count="0" meta:object-count="0" meta:page-count="11" meta:paragraph-count="59" meta:word-count="3730" meta:character-count="26184" meta:non-whitespace-character-count="22499"/>
    <meta:generator>LibreOffice/4.2.0.4$Linux_X86_64 LibreOffice_project/05dceb5d363845f2cf968344d7adab8dcfb2ba71</meta:generator>
  </office:meta>
</office:document-meta>
</file>